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Palatino" svg:font-family="Palatino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5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Palatin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&amp;<text:span text:style-name="T1">P412463 = BM 016391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ce2" office:value-type="string">
            <text:p>ERÉN SAG NÍG.GA</text:p>
          </table:table-cell>
          <table:table-cell table:style-name="ce8" office:value-type="string">
            <text:p>ša i-na EG₂ {d}SUEN <text:s/>uš-ta-bi-lu</text:p>
          </table:table-cell>
          <table:table-cell table:style-name="ce8" office:value-type="string">
            <text:p>SAHAR ÉŠ.GÀR <text:s/>1 LÚ</text:p>
          </table:table-cell>
          <table:table-cell table:style-name="ce8" office:value-type="string">
            <text:p>SAHAR-BI</text:p>
          </table:table-cell>
          <table:table-cell table:style-name="ce8" office:value-type="string">
            <text:p>GURUM₂ AK</text:p>
          </table:table-cell>
          <table:table-cell table:style-name="ce8" office:value-type="string">
            <text:p>LÁ.Ì</text:p>
          </table:table-cell>
          <table:table-cell table:style-name="ce8" office:value-type="string">
            <text:p>MU-BI.I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2" office:value-type="string">
            <text:p>+ṣābu[people//troops]N'N$ṣābum; rēš[head]N; namkūrim[property]N; </text:p>
          </table:table-cell>
          <table:table-cell table:style-name="ce8" office:value-type="string">
            <text:p>+ša[that//who]REL'REL$; +ina[in//from]PRP'PRP$; +īku[dyke]N$īk; +Sin[]DN$; +wabālu[carry//send]V'V$uštābilū;</text:p>
          </table:table-cell>
          <table:table-cell table:style-name="ce8" office:value-type="string">
            <text:p>+eperu[earth]N$eperum; +iškāru[work assignment]N$iškār; n; +awīlu[man]N$awīlim; </text:p>
          </table:table-cell>
          <table:table-cell table:style-name="ce8" office:value-type="string">
            <text:p>+eperu[earth]N$eperšu; </text:p>
          </table:table-cell>
          <table:table-cell table:style-name="ce8" office:value-type="string">
            <text:p>+piqittu[allocation//check]N'N$piqittum; +epšu[made]AJ$epuštum; </text:p>
          </table:table-cell>
          <table:table-cell table:style-name="ce8" office:value-type="string">
            <text:p>+ribbatu[arrears]N$ribbatum; </text:p>
          </table:table-cell>
          <table:table-cell table:style-name="ce8" office:value-type="string">
            <text:p>šumšu[name]N</text:p>
          </table:table-cell>
          <table:table-cell table:number-columns-repeated="1016"/>
        </table:table-row>
        <table:table-row table:style-name="ro2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2"/>
          <table:table-cell table:style-name="ce8" table:number-columns-repeated="6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table:style-name="ce3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1.1/2 GÍN</text:p>
          </table:table-cell>
          <table:table-cell table:style-name="ce9" office:value-type="string">
            <text:p>13.1/2 GÍN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-gi-[gi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+šiqlu[unit]N$šiqil; </text:p>
          </table:table-cell>
          <table:table-cell table:style-name="ce9" office:value-type="string">
            <text:p>n; šiqil[unit]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+Igigi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9" table:number-columns-repeated="6"/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table:style-name="ce4" office:value-type="float" office:value="10">
            <text:p>10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1.1/2 GÍN</text:p>
          </table:table-cell>
          <table:table-cell table:style-name="ce10" office:value-type="string">
            <text:p>13.1/2 GÍN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NIM-{d}[UTU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Awat-Šamaš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10" table:number-columns-repeated="6"/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.1/2 GÍN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i-di-it-[tum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Niditt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10" table:number-columns-repeated="6"/>
          <table:table-cell table:number-columns-repeated="1016"/>
        </table:table-row>
        <table:table-row table:style-name="ro3">
          <table:table-cell office:value-type="string">
            <text:p>5.</text:p>
          </table:table-cell>
          <table:table-cell table:style-name="ce4" office:value-type="float" office:value="3">
            <text:p>3</text:p>
          </table:table-cell>
          <table:table-cell table:style-name="ce10"/>
          <table:table-cell table:style-name="ce11" table:number-columns-repeated="3"/>
          <table:table-cell table:style-name="ce13" office:value-type="float" office:value="3">
            <text:p>3</text:p>
          </table:table-cell>
          <table:table-cell table:style-name="ce10" office:value-type="string">
            <text:p>DUMU-MEŠ ì-⸢lí⸣-[SUM.MA]</text:p>
          </table:table-cell>
          <table:table-cell table:number-columns-repeated="1016"/>
        </table:table-row>
        <table:table-row table:style-name="ro3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/>
          <table:table-cell table:style-name="ce11" table:number-columns-repeated="3"/>
          <table:table-cell table:style-name="ce13" office:value-type="string">
            <text:p>n; </text:p>
          </table:table-cell>
          <table:table-cell table:style-name="ce10" office:value-type="string">
            <text:p>+māru[son]N$mārū; +Ili-iddina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$ single ruling</text:p>
          </table:table-cell>
          <table:table-cell table:style-name="ce4"/>
          <table:table-cell table:style-name="ce10"/>
          <table:table-cell table:style-name="ce11" table:number-columns-repeated="3"/>
          <table:table-cell table:style-name="ce13"/>
          <table:table-cell table:style-name="ce10"/>
          <table:table-cell table:number-columns-repeated="1016"/>
        </table:table-row>
        <table:table-row table:style-name="ro3">
          <table:table-cell office:value-type="string">
            <text:p>6.</text:p>
          </table:table-cell>
          <table:table-cell table:style-name="ce4" office:value-type="float" office:value="2">
            <text:p>2</text:p>
          </table:table-cell>
          <table:table-cell table:style-name="ce10"/>
          <table:table-cell table:style-name="ce11" table:number-columns-repeated="3"/>
          <table:table-cell table:style-name="ce13" office:value-type="float" office:value="2">
            <text:p>2</text:p>
          </table:table-cell>
          <table:table-cell table:style-name="ce10" office:value-type="string">
            <text:p>DUMU-MEŠ a-⸢hu⸣-[ni]</text:p>
          </table:table-cell>
          <table:table-cell table:number-columns-repeated="1016"/>
        </table:table-row>
        <table:table-row table:style-name="ro3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/>
          <table:table-cell table:style-name="ce11" table:number-columns-repeated="3"/>
          <table:table-cell table:style-name="ce13" office:value-type="string">
            <text:p>n; </text:p>
          </table:table-cell>
          <table:table-cell table:style-name="ce10" office:value-type="string">
            <text:p>mārū[son]N; +Ahuni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$ single ruling</text:p>
          </table:table-cell>
          <table:table-cell table:style-name="ce4"/>
          <table:table-cell table:style-name="ce10"/>
          <table:table-cell table:style-name="ce11" table:number-columns-repeated="3"/>
          <table:table-cell table:style-name="ce13"/>
          <table:table-cell table:style-name="ce10"/>
          <table:table-cell table:number-columns-repeated="1016"/>
        </table:table-row>
        <table:table-row table:style-name="ro2">
          <table:table-cell office:value-type="string">
            <text:p>7.</text:p>
          </table:table-cell>
          <table:table-cell table:style-name="ce4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1.1/2 GÍN</text:p>
          </table:table-cell>
          <table:table-cell table:style-name="ce10" office:value-type="string">
            <text:p>1.1/2 GÍ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UMU-MEŠ ⸢{d}⸣[SUEN-ša-mu-uh] <text:s/>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mārū[son]N; +Sin-šamuh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10" table:number-columns-repeated="6"/>
          <table:table-cell table:number-columns-repeated="1016"/>
        </table:table-row>
        <table:table-row table:style-name="ro2">
          <table:table-cell office:value-type="string">
            <text:p>8.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1.1/2 GÍN</text:p>
          </table:table-cell>
          <table:table-cell table:style-name="ce10" office:value-type="string">
            <text:p>1.1/2 GÍ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UMU [im-gur-rum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māru[son]N$mār; +Imgurr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10" table:number-columns-repeated="6"/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table:style-name="ce5" office:value-type="string">
            <text:p><text:span text:style-name="T2">⸢</text:span><text:span text:style-name="T3">2⸣</text:span>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.1/2 GÍN</text:p>
          </table:table-cell>
          <table:table-cell table:style-name="ce10" office:value-type="string">
            <text:p>3 GÍ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[(...)]</text:p>
          </table:table-cell>
          <table:table-cell table:style-name="ce15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u; </text:p>
          </table:table-cell>
          <table:table-cell table:style-name="ce15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5"/>
          <table:table-cell table:style-name="ce10" table:number-columns-repeated="5"/>
          <table:table-cell table:style-name="ce15"/>
          <table:table-cell table:number-columns-repeated="1016"/>
        </table:table-row>
        <table:table-row table:style-name="ro2">
          <table:table-cell office:value-type="string">
            <text:p>10.</text:p>
          </table:table-cell>
          <table:table-cell table:style-name="ce5" office:value-type="string">
            <text:p><text:span text:style-name="T2">⸢</text:span><text:span text:style-name="T3">1⸣</text:span>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1.1/2 GÍN</text:p>
          </table:table-cell>
          <table:table-cell table:style-name="ce10" office:value-type="string">
            <text:p>1.1/2 GÍ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[(...)]</text:p>
          </table:table-cell>
          <table:table-cell table:style-name="ce15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u; </text:p>
          </table:table-cell>
          <table:table-cell table:style-name="ce15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ce5"/>
          <table:table-cell table:style-name="ce10" table:number-columns-repeated="5"/>
          <table:table-cell table:style-name="ce15"/>
          <table:table-cell table:number-columns-repeated="1016"/>
        </table:table-row>
        <table:table-row table:style-name="ro3">
          <table:table-cell office:value-type="string">
            <text:p>1.</text:p>
          </table:table-cell>
          <table:table-cell table:style-name="ce4" office:value-type="float" office:value="8">
            <text:p>8</text:p>
          </table:table-cell>
          <table:table-cell table:style-name="ce10"/>
          <table:table-cell table:style-name="ce11" table:number-columns-repeated="3"/>
          <table:table-cell table:style-name="ce13" office:value-type="string">
            <text:p>[8]</text:p>
          </table:table-cell>
          <table:table-cell table:style-name="ce15" office:value-type="string">
            <text:p>[...]</text:p>
          </table:table-cell>
          <table:table-cell table:number-columns-repeated="1016"/>
        </table:table-row>
        <table:table-row table:style-name="ro3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10"/>
          <table:table-cell table:style-name="ce11" table:number-columns-repeated="3"/>
          <table:table-cell table:style-name="ce13" office:value-type="string">
            <text:p>n; </text:p>
          </table:table-cell>
          <table:table-cell table:style-name="ce15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$ single ruling</text:p>
          </table:table-cell>
          <table:table-cell table:style-name="ce4"/>
          <table:table-cell table:style-name="ce10"/>
          <table:table-cell table:style-name="ce11" table:number-columns-repeated="3"/>
          <table:table-cell table:style-name="ce13"/>
          <table:table-cell table:style-name="ce15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table:style-name="ce2" office:value-type="string">
            <text:p>2.1/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.1/2 GÍN</text:p>
          </table:table-cell>
          <table:table-cell table:style-name="ce8" office:value-type="string">
            <text:p>1.1/2 GÍN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<text:span text:style-name="T2">⸢</text:span><text:span text:style-name="T3">1.1/3⸣</text:span></text:p>
          </table:table-cell>
          <table:table-cell table:style-name="ce8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8" office:value-type="string">
            <text:p>n; </text:p>
          </table:table-cell>
          <table:table-cell table:style-name="ce8" office:value-type="string">
            <text:p>n; šiqil[unit]N; </text:p>
          </table:table-cell>
          <table:table-cell table:style-name="ce8" office:value-type="string">
            <text:p>n; šiqil[unit]N; </text:p>
          </table:table-cell>
          <table:table-cell table:style-name="ce8" office:value-type="string">
            <text:p>n; </text:p>
          </table:table-cell>
          <table:table-cell table:style-name="ce14" office:value-type="string">
            <text:p>n; </text:p>
          </table:table-cell>
          <table:table-cell table:style-name="ce8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2"/>
          <table:table-cell table:style-name="ce8" table:number-columns-repeated="4"/>
          <table:table-cell table:style-name="ce14"/>
          <table:table-cell table:style-name="ce8"/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table:style-name="ce3" office:value-type="string">
            <text:p>46.1/3</text:p>
          </table:table-cell>
          <table:table-cell table:style-name="ce9" office:value-type="float" office:value="26">
            <text:p>26</text:p>
          </table:table-cell>
          <table:table-cell table:style-name="ce9" office:value-type="string">
            <text:p>1.1/2 GÍN</text:p>
          </table:table-cell>
          <table:table-cell table:style-name="ce12" office:value-type="string">
            <text:p>1/2 SAR 9 GÍN</text:p>
          </table:table-cell>
          <table:table-cell table:style-name="ce9" office:value-type="string">
            <text:p>[26]</text:p>
          </table:table-cell>
          <table:table-cell table:style-name="ce9" office:value-type="string">
            <text:p>[20.1/3]</text:p>
          </table:table-cell>
          <table:table-cell table:style-name="ce9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šiqil[unit]N; </text:p>
          </table:table-cell>
          <table:table-cell table:style-name="ce12" office:value-type="string">
            <text:p>n; +mūšaru[(flower, vegetable) bed//unit]N'N$mūšar; n; šiqil[unit]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double ruling</text:p>
          </table:table-cell>
          <table:table-cell table:style-name="ce3"/>
          <table:table-cell table:style-name="ce9" table:number-columns-repeated="2"/>
          <table:table-cell table:style-name="ce12"/>
          <table:table-cell table:style-name="ce9" table:number-columns-repeated="3"/>
          <table:table-cell table:number-columns-repeated="1016"/>
        </table:table-row>
        <table:table-row table:style-name="ro2">
          <table:table-cell office:value-type="string">
            <text:p>4. |</text:p>
          </table:table-cell>
          <table:table-cell table:style-name="ce6" office:value-type="string" table:number-columns-spanned="7" table:number-rows-spanned="1">
            <text:p>{iti#}⸢DU₆.KÙ⸣ U₄ 20#-[KAM]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6" office:value-type="string" table:number-columns-spanned="7" table:number-rows-spanned="1">
            <text:p>+Tašritu[]MN$Tašritum; ūm[day]N; 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 |</text:p>
          </table:table-cell>
          <table:table-cell table:style-name="ce7" office:value-type="string" table:number-columns-spanned="7" table:number-rows-spanned="1">
            <text:p>%s mu ki-3 {ŋeš}[tukul ...] ; ì-si-in[{ki} in-dab-ba]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office:value-type="string">
            <text:p>#lem: </text:p>
          </table:table-cell>
          <table:table-cell table:style-name="ce7" office:value-type="string" table:number-columns-spanned="7" table:number-rows-spanned="1">
            <text:p>mu[year]; n; tukul[weapon]; u; Isin[]SN$; dab[seize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Troops, available assets</text:p>
          </table:table-cell>
          <table:table-cell office:value-type="string">
            <text:p>Those who were sent @?from?@ Sin's dyke</text:p>
          </table:table-cell>
          <table:table-cell office:value-type="string">
            <text:p>Earth: the (daily) work assignment of 1 man</text:p>
          </table:table-cell>
          <table:table-cell office:value-type="string">
            <text:p>Its earth</text:p>
          </table:table-cell>
          <table:table-cell office:value-type="string">
            <text:p>Check made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1 1/2 shekels</text:p>
          </table:table-cell>
          <table:table-cell office:value-type="string">
            <text:p>13 1/2 shekel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<text:s/>Igigi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3.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1 1/2 shekels</text:p>
          </table:table-cell>
          <table:table-cell office:value-type="string">
            <text:p>13 1/2 shekel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Awat-[Šamaš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 1/2 shekels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Nidittum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5.</text:p>
          </table:table-cell>
          <table:table-cell office:value-type="string">
            <text:p>3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The sons of Ili-iddinam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6.</text:p>
          </table:table-cell>
          <table:table-cell office:value-type="string">
            <text:p>2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The sons of Ahuni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2" office:value-type="string">
            <text:p>1 1/2 shekels</text:p>
          </table:table-cell>
          <table:table-cell table:number-columns-repeated="2" office:value-type="string">
            <text:p>1</text:p>
          </table:table-cell>
          <table:table-cell office:value-type="string">
            <text:p>The sons of [Sin-šamuh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8.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2" office:value-type="string">
            <text:p>1 1/2 shekels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The son of [Imgurrum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9.</text:p>
          </table:table-cell>
          <table:table-cell table:number-columns-repeated="2" office:value-type="string">
            <text:p>2</text:p>
          </table:table-cell>
          <table:table-cell office:value-type="string">
            <text:p>1 1/2 shekels</text:p>
          </table:table-cell>
          <table:table-cell office:value-type="string">
            <text:p>3 shekels</text:p>
          </table:table-cell>
          <table:table-cell office:value-type="string">
            <text:p>2</text:p>
          </table:table-cell>
          <table:table-cell office:value-type="string">
            <text:p>[0]</text:p>
          </table:table-cell>
          <table:table-cell office:value-type="string">
            <text:p>[…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1 1/2 shekels</text:p>
          </table:table-cell>
          <table:table-cell office:value-type="string">
            <text:p>1</text:p>
          </table:table-cell>
          <table:table-cell office:value-type="string">
            <text:p>[0]</text:p>
          </table:table-cell>
          <table:table-cell office:value-type="string">
            <text:p>[…]</text:p>
          </table:table-cell>
          <table:table-cell table:number-columns-repeated="1016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8</text:p>
          </table:table-cell>
          <table:table-cell table:number-columns-repeated="4"/>
          <table:table-cell office:value-type="string">
            <text:p>[8]</text:p>
          </table:table-cell>
          <table:table-cell office:value-type="string">
            <text:p>[…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1/2</text:p>
          </table:table-cell>
          <table:table-cell office:value-type="string">
            <text:p>1</text:p>
          </table:table-cell>
          <table:table-cell table:number-columns-repeated="2" office:value-type="string">
            <text:p>1 1/2 shekels</text:p>
          </table:table-cell>
          <table:table-cell office:value-type="string">
            <text:p>1</text:p>
          </table:table-cell>
          <table:table-cell office:value-type="string">
            <text:p>1 1/3</text:p>
          </table:table-cell>
          <table:table-cell office:value-type="string">
            <text:p>[…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3.</text:p>
          </table:table-cell>
          <table:table-cell office:value-type="string">
            <text:p>46 1/3</text:p>
          </table:table-cell>
          <table:table-cell office:value-type="string">
            <text:p>26</text:p>
          </table:table-cell>
          <table:table-cell office:value-type="string">
            <text:p>1 1/2 shekels</text:p>
          </table:table-cell>
          <table:table-cell office:value-type="string">
            <text:p>1/2 @mūšar 9 shekels</text:p>
          </table:table-cell>
          <table:table-cell office:value-type="string">
            <text:p>[26]</text:p>
          </table:table-cell>
          <table:table-cell office:value-type="string">
            <text:p>[20 1/3]</text:p>
          </table:table-cell>
          <table:table-cell office:value-type="string">
            <text:p>[…]</text:p>
          </table:table-cell>
          <table:table-cell table:number-columns-repeated="1016"/>
        </table:table-row>
        <table:table-row table:style-name="ro2">
          <table:table-cell office:value-type="string">
            <text:p>$ double ruling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7" table:number-rows-spanned="1">
            <text:p>Tašritum (Month VI), day @?20?@,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office:value-type="string" table:number-columns-spanned="7" table:number-rows-spanned="1">
            <text:p>Year: the third (after) Isin [was destroyed] with a weapon [(...)].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Palatino" svg:font-family="Palatino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09:12:03</meta:creation-date>
    <dc:date>2014-05-13T20:36:51</dc:date>
    <meta:editing-duration>PT00H50M05S</meta:editing-duration>
    <meta:editing-cycles>28</meta:editing-cycles>
    <meta:generator>NeoOffice/3.4.1$Unix OpenOffice.org_project/Patch 0</meta:generator>
    <meta:document-statistic meta:table-count="3" meta:cell-count="326" meta:object-count="0"/>
  </office:meta>
</office:document-meta>
</file>